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### Week 1: Basics and Fundamentals</text:p>
      <text:p text:style-name="Text_20_body">**Day 1: Introduction to Python**</text:p>
      <text:p text:style-name="Text_20_body">- Set up Python environment (Anaconda, Jupyter Notebook, VS Code)</text:p>
      <text:p text:style-name="Text_20_body">- Basic syntax</text:p>
      <text:p text:style-name="Text_20_body">- Print and comments</text:p>
      <text:p text:style-name="Text_20_body">- Variables and Data Types</text:p>
      <text:p text:style-name="Text_20_body">- Basic Input/Output</text:p>
      <text:p text:style-name="Text_20_body">**Day 2: Control Flow**</text:p>
      <text:p text:style-name="Text_20_body">- If statements</text:p>
      <text:p text:style-name="Text_20_body">- Comparison operators</text:p>
      <text:p text:style-name="Text_20_body">- Logical operators</text:p>
      <text:p text:style-name="Text_20_body">- Loops: `for` and `while`</text:p>
      <text:p text:style-name="Text_20_body">- Break and continue</text:p>
      <text:p text:style-name="Text_20_body">**Day 3: Functions**</text:p>
      <text:p text:style-name="Text_20_body">- Defining and calling functions</text:p>
      <text:p text:style-name="Text_20_body">- Parameters and arguments</text:p>
      <text:p text:style-name="Text_20_body">- Return values</text:p>
      <text:p text:style-name="Text_20_body">- Scope and lifetime of variables</text:p>
      <text:p text:style-name="Text_20_body">- Lambda functions</text:p>
      <text:p text:style-name="Text_20_body">**Day 4: Data Structures: Lists and Tuples**</text:p>
      <text:p text:style-name="Text_20_body">- List operations and methods</text:p>
      <text:p text:style-name="Text_20_body">- List comprehensions</text:p>
      <text:p text:style-name="Text_20_body">- Tuples</text:p>
      <text:p text:style-name="Text_20_body">- Tuple operations</text:p>
      <text:p text:style-name="Text_20_body">**Day 5: Data Structures: Dictionaries and Sets**</text:p>
      <text:p text:style-name="Text_20_body">- Dictionaries: Keys and values, methods</text:p>
      <text:p text:style-name="Text_20_body">- Sets: Operations and methods</text:p>
      <text:p text:style-name="Text_20_body">- Understanding the difference between lists, tuples, dictionaries, and sets</text:p>
      <text:p text:style-name="Text_20_body">**Day 6: String Manipulation**</text:p>
      <text:p text:style-name="Text_20_body">- String operations and methods</text:p>
      <text:p text:style-name="Text_20_body">- Formatting strings</text:p>
      <text:p text:style-name="Text_20_body">- F-strings</text:p>
      <text:p text:style-name="Text_20_body">- Regular expressions</text:p>
      <text:p text:style-name="Text_20_body">**Day 7: File Handling and Exceptions**</text:p>
      <text:p text:style-name="Text_20_body"><text:soft-page-break/>- Opening, reading, writing files</text:p>
      <text:p text:style-name="Text_20_body">- Working with different file types (txt, csv, json)</text:p>
      <text:p text:style-name="Text_20_body">- Exception handling: Try, except, finally</text:p>
      <text:p text:style-name="Text_20_body">### Week 2: Intermediate Concepts and Libraries</text:p>
      <text:p text:style-name="Text_20_body">**Day 8: Modules and Packages**</text:p>
      <text:p text:style-name="Text_20_body">- Importing modules</text:p>
      <text:p text:style-name="Text_20_body">- Creating and using own modules</text:p>
      <text:p text:style-name="Text_20_body">- Standard Libraries overview (os, sys, math, random)</text:p>
      <text:p text:style-name="Text_20_body">**Day 9: Advanced Data Structures**</text:p>
      <text:p text:style-name="Text_20_body">- List comprehensions and nested lists</text:p>
      <text:p text:style-name="Text_20_body">- Dictionary comprehensions</text:p>
      <text:p text:style-name="Text_20_body">- Nested dictionaries</text:p>
      <text:p text:style-name="Text_20_body">**Day 10: Introduction to OOP (Object-Oriented Programming)**</text:p>
      <text:p text:style-name="Text_20_body">- Classes and objects</text:p>
      <text:p text:style-name="Text_20_body">- Methods</text:p>
      <text:p text:style-name="Text_20_body">- Class and static methods</text:p>
      <text:p text:style-name="Text_20_body">- Inheritance</text:p>
      <text:p text:style-name="Text_20_body">**Day 11: OOP Continued**</text:p>
      <text:p text:style-name="Text_20_body">- Polymorphism</text:p>
      <text:p text:style-name="Text_20_body">- Encapsulation</text:p>
      <text:p text:style-name="Text_20_body">- Abstraction</text:p>
      <text:p text:style-name="Text_20_body">**Day 12: Working with Time and Dates**</text:p>
      <text:p text:style-name="Text_20_body">- Working with `datetime` module</text:p>
      <text:p text:style-name="Text_20_body">- Parsing dates</text:p>
      <text:p text:style-name="Text_20_body">- Formatting dates</text:p>
      <text:p text:style-name="Text_20_body">**Day 13: Introduction to Numpy**</text:p>
      <text:p text:style-name="Text_20_body">- Arrays, array operations</text:p>
      <text:p text:style-name="Text_20_body">- Indexing, slicing</text:p>
      <text:p text:style-name="Text_20_body">- Basic array manipulations</text:p>
      <text:p text:style-name="Text_20_body">**Day 14: Introduction to Pandas**</text:p>
      <text:p text:style-name="Text_20_body">- Series and DataFrames</text:p>
      <text:p text:style-name="Text_20_body">- Reading and writing data</text:p>
      <text:p text:style-name="Text_20_body">- Basic DataFrame operations</text:p>
      <text:p text:style-name="Text_20_body">- Data cleaning and preprocessing</text:p>
      <text:p text:style-name="Text_20_body"><text:soft-page-break/>### Week 3: Advanced Topics</text:p>
      <text:p text:style-name="Text_20_body">**Day 15: Data Visualization with Matplotlib**</text:p>
      <text:p text:style-name="Text_20_body">- Basic plotting (line, bar, scatter)</text:p>
      <text:p text:style-name="Text_20_body">- Plot customization</text:p>
      <text:p text:style-name="Text_20_body">- Subplots</text:p>
      <text:p text:style-name="Text_20_body">**Day 16: Data Visualization with Seaborn**</text:p>
      <text:p text:style-name="Text_20_body">- Statistical plots (box plot, violin plot)</text:p>
      <text:p text:style-name="Text_20_body">- Seaborn aesthetics</text:p>
      <text:p text:style-name="Text_20_body">- Combining with Matplotlib</text:p>
      <text:p text:style-name="Text_20_body">**Day 17: Advanced Pandas**</text:p>
      <text:p text:style-name="Text_20_body">- Merging, joining, concatenating</text:p>
      <text:p text:style-name="Text_20_body">- GroupBy operations</text:p>
      <text:p text:style-name="Text_20_body">- Pivot tables and cross-tabulations</text:p>
      <text:p text:style-name="Text_20_body">**Day 18: Introduction to Web Scraping**</text:p>
      <text:p text:style-name="Text_20_body">- Basics of HTML and CSS</text:p>
      <text:p text:style-name="Text_20_body">- Using `requests` library to fetch web pages</text:p>
      <text:p text:style-name="Text_20_body">- Parsing HTML with BeautifulSoup</text:p>
      <text:p text:style-name="Text_20_body">**Day 19: Web Scraping Continued**</text:p>
      <text:p text:style-name="Text_20_body">- Navigating HTML tree</text:p>
      <text:p text:style-name="Text_20_body">- Extracting data from web pages</text:p>
      <text:p text:style-name="Text_20_body">- Working with APIs</text:p>
      <text:p text:style-name="Text_20_body">**Day 20: Introduction to Databases**</text:p>
      <text:p text:style-name="Text_20_body">- SQL basics</text:p>
      <text:p text:style-name="Text_20_body">- Using SQLite with Python</text:p>
      <text:p text:style-name="Text_20_body">- CRUD operations</text:p>
      <text:p text:style-name="Text_20_body">**Day 21: Advanced Database Operations**</text:p>
      <text:p text:style-name="Text_20_body">- SQLAlchemy ORM</text:p>
      <text:p text:style-name="Text_20_body">- Joins and transactions</text:p>
      <text:p text:style-name="Text_20_body">- Working with NoSQL databases (e.g., MongoDB)</text:p>
      <text:p text:style-name="Text_20_body">### Week 4: Applied Python and Real-world Projects</text:p>
      <text:p text:style-name="Text_20_body">**Day 22: Introduction to Web</text:p>
      <text:p text:style-name="Text_20_body">Development with Flask**</text:p>
      <text:p text:style-name="Text_20_body">- Setting up Flask</text:p>
      <text:p text:style-name="Text_20_body">- Basic route handling</text:p>
      <text:p text:style-name="Text_20_body"><text:soft-page-break/>- Templates and static files</text:p>
      <text:p text:style-name="Text_20_body">**Day 23: Flask Continued**</text:p>
      <text:p text:style-name="Text_20_body">- Form handling and validation</text:p>
      <text:p text:style-name="Text_20_body">- Database integration with Flask-SQLAlchemy</text:p>
      <text:p text:style-name="Text_20_body">- User authentication</text:p>
      <text:p text:style-name="Text_20_body">**Day 24: Introduction to Machine Learning with Scikit-Learn**</text:p>
      <text:p text:style-name="Text_20_body">- Understanding basic ML concepts</text:p>
      <text:p text:style-name="Text_20_body">- Data preprocessing (standardization, normalization)</text:p>
      <text:p text:style-name="Text_20_body">- Building and evaluating a simple ML model</text:p>
      <text:p text:style-name="Text_20_body">**Day 25: Machine Learning Continued**</text:p>
      <text:p text:style-name="Text_20_body">- Different types of machine learning algorithms (regression, classification, clustering)</text:p>
      <text:p text:style-name="Text_20_body">- Cross-validation and hyperparameter tuning</text:p>
      <text:p text:style-name="Text_20_body">- Building a small ML project</text:p>
      <text:p text:style-name="Text_20_body">**Day 26: Introduction to Django**</text:p>
      <text:p text:style-name="Text_20_body">- Setting up Django project</text:p>
      <text:p text:style-name="Text_20_body">- Models, views, and templates in Django</text:p>
      <text:p text:style-name="Text_20_body">- Django ORM</text:p>
      <text:p text:style-name="Text_20_body">**Day 27: Django Continued**</text:p>
      <text:p text:style-name="Text_20_body">- User authentication and permissions</text:p>
      <text:p text:style-name="Text_20_body">- Building a simple web application</text:p>
      <text:p text:style-name="Text_20_body">**Day 28: Testing and Debugging**</text:p>
      <text:p text:style-name="Text_20_body">- Writing test cases (unittest, pytest)</text:p>
      <text:p text:style-name="Text_20_body">- Debugging techniques</text:p>
      <text:p text:style-name="Text_20_body">- Code profiling and optimization</text:p>
      <text:p text:style-name="Text_20_body">**Day 29: Automation and Scripting**</text:p>
      <text:p text:style-name="Text_20_body">- Writing scripts for automation</text:p>
      <text:p text:style-name="Text_20_body">- Using libraries like `shutil`, `os`, `subprocess`</text:p>
      <text:p text:style-name="Text_20_body">- Building a simple automation project</text:p>
      <text:p text:style-name="Text_20_body">**Day 30: Final Project**</text:p>
      <text:p text:style-name="Text_20_body">- Choose a projec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chin Tewari</meta:initial-creator>
    <meta:creation-date>2024-07-17T10:46:33.99</meta:creation-date>
    <meta:document-statistic meta:table-count="0" meta:image-count="0" meta:object-count="0" meta:page-count="4" meta:paragraph-count="132" meta:word-count="626" meta:character-count="4009"/>
    <dc:date>2024-07-17T10:47:55.11</dc:date>
    <dc:creator>Sachin Tewari</dc:creator>
    <meta:editing-duration>PT1M21S</meta:editing-duration>
    <meta:editing-cycles>1</meta:editing-cycles>
    <meta:generator>OpenOffice/4.1.15$Win32 OpenOffice.org_project/4115m2$Build-9813</meta:generator>
  </office:meta>
</office:document-meta>
</file>